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c1c1c" draw:marker-start="Arrow" draw:marker-end="Arrow" draw:marker-end-width="0.3cm" draw:fill="solid" draw:textarea-vertical-align="middle"/>
    </style:style>
    <style:style style:name="gr2" style:family="graphic" style:parent-style-name="standard">
      <style:graphic-properties svg:stroke-color="#1c1c1c" draw:fill="none" draw:textarea-horizontal-align="justify" draw:textarea-vertical-align="middle" draw:auto-grow-height="false" fo:min-height="6.203cm" fo:min-width="6.032cm"/>
    </style:style>
    <style:style style:name="gr3" style:family="graphic" style:parent-style-name="objectwithoutfill">
      <style:graphic-properties svg:stroke-width="0.035cm" svg:stroke-color="#111111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stroke="dash" draw:stroke-dash="Long_20_Dash" svg:stroke-color="#111111" draw:fill="solid" draw:textarea-vertical-align="middle"/>
    </style:style>
    <style:style style:name="gr6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color="#111111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0" style:family="graphic" style:parent-style-name="objectwithoutfill">
      <style:graphic-properties draw:stroke="solid" svg:stroke-width="0.035cm" svg:stroke-color="#2a6099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763cm" svg:y1="10.144cm" svg:x2="9.763cm" svg:y2="22.717cm">
          <text:p/>
        </draw:line>
        <draw:line draw:style-name="gr1" draw:text-style-name="P1" draw:layer="layout" svg:x1="16.113cm" svg:y1="16.113cm" svg:x2="3.159cm" svg:y2="16.113cm">
          <text:p/>
        </draw:line>
        <draw:custom-shape draw:style-name="gr2" draw:text-style-name="P2" draw:layer="layout" svg:width="9.236cm" svg:height="9.125cm" svg:x="5.099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763cm" svg:y1="16.113cm" svg:x2="12.557cm" svg:y2="12.557cm">
          <text:p/>
        </draw:line>
        <draw:frame draw:style-name="gr4" draw:text-style-name="P3" draw:layer="layout" svg:width="0.599cm" svg:height="0.627cm" svg:x="10.298cm" svg:y="14.0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5" draw:text-style-name="P1" draw:layer="layout" svg:x1="12.557cm" svg:y1="12.557cm" svg:x2="12.557cm" svg:y2="16.113cm">
          <text:p/>
        </draw:line>
        <draw:line draw:style-name="gr6" draw:text-style-name="P1" draw:layer="layout" svg:x1="12.557cm" svg:y1="12.557cm" svg:x2="14.335cm" svg:y2="16.113cm">
          <text:p/>
        </draw:line>
        <draw:line draw:style-name="gr7" draw:text-style-name="P1" draw:layer="layout" svg:x1="12.557cm" svg:y1="12.557cm" svg:x2="5.064cm" svg:y2="16.113cm">
          <text:p/>
        </draw:line>
        <draw:frame draw:style-name="gr4" draw:text-style-name="P3" draw:layer="layout" svg:width="0.506cm" svg:height="0.627cm" svg:x="8.366cm" svg:y="13.5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506cm" svg:height="0.627cm" svg:x="12.94cm" svg:y="14.3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8" draw:text-style-name="P1" draw:layer="layout" svg:x1="12.557cm" svg:y1="15.886cm" svg:x2="12.557cm" svg:y2="16.394cm">
          <text:p/>
        </draw:line>
        <draw:frame draw:style-name="gr4" draw:text-style-name="P3" draw:layer="layout" svg:width="0.755cm" svg:height="0.709cm" svg:x="12.303cm" svg:y="16.62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514cm" svg:height="0.627cm" svg:x="16.247cm" svg:y="16.4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561cm" svg:height="0.627cm" svg:x="8.567cm" svg:y="9.77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497cm" svg:height="0.627cm" svg:x="11.922cm" svg:y="14.3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9" draw:text-style-name="P3" draw:layer="layout" svg:width="0.254cm" svg:height="0.254cm" svg:x="12.557cm" svg:y="15.859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.335cm" svg:y1="16.113cm" svg:x2="5.065cm" svg:y2="16.113cm">
          <text:p/>
        </draw:line>
        <draw:frame draw:style-name="gr4" draw:text-style-name="P3" draw:layer="layout" svg:width="0.485cm" svg:height="0.627cm" svg:x="8.758cm" svg:y="16.2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11T10:26:52.793602368</dc:date>
    <meta:editing-duration>PT2H48M42S</meta:editing-duration>
    <meta:editing-cycles>60</meta:editing-cycles>
    <meta:generator>LibreOffice/6.4.7.2$Linux_X86_64 LibreOffice_project/4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2/content.xml><?xml version="1.0" encoding="utf-8"?>
<math xmlns="http://www.w3.org/1998/Math/MathML" display="block">
  <semantics>
    <mstyle color="green">
      <mi>b</mi>
    </mstyle>
    <annotation encoding="StarMath 5.0">color green {b}</annotation>
  </semantics>
</math>
</file>

<file path=Object 3/content.xml><?xml version="1.0" encoding="utf-8"?>
<math xmlns="http://www.w3.org/1998/Math/MathML" display="block">
  <semantics>
    <mstyle color="red">
      <mi>a</mi>
    </mstyle>
    <annotation encoding="StarMath 5.0">color red {a}</annotation>
  </semantics>
</math>
</file>

<file path=Object 4/content.xml><?xml version="1.0" encoding="utf-8"?>
<math xmlns="http://www.w3.org/1998/Math/MathML" display="block">
  <semantics>
    <msub>
      <mi>x</mi>
      <mi>R</mi>
    </msub>
    <annotation encoding="StarMath 5.0">x_R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i>h</mi>
    <annotation encoding="StarMath 5.0">h</annotation>
  </semantics>
</math>
</file>

<file path=Object 8/content.xml><?xml version="1.0" encoding="utf-8"?>
<math xmlns="http://www.w3.org/1998/Math/MathML" display="block">
  <semantics>
    <mstyle color="blue">
      <mi>c</mi>
    </mstyle>
    <annotation encoding="StarMath 5.0">color blue { c }</annotation>
  </semantics>
</math>
</file>